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400000099F81B25792484A8DB.png" manifest:media-type="image/png"/>
  <manifest:file-entry manifest:full-path="Pictures/1000020100000178000000B356CCA96B846E9818.png" manifest:media-type="image/png"/>
  <manifest:file-entry manifest:full-path="Pictures/10000201000001BA000000926579460362242E10.png" manifest:media-type="image/png"/>
  <manifest:file-entry manifest:full-path="Pictures/1000020100000164000000975DE6E17AC1F90E41.png" manifest:media-type="image/png"/>
  <manifest:file-entry manifest:full-path="Pictures/10000201000001FD00000162926328545146004C.png" manifest:media-type="image/png"/>
  <manifest:file-entry manifest:full-path="Pictures/1000020100000277000000CA4D4A5A7646B96B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21b64" officeooo:paragraph-rsid="00021b64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Assignment</text:p>
      <text:p text:style-name="P1"/>
      <text:p text:style-name="P1"><draw:frame draw:style-name="fr1" draw:name="Image1" text:anchor-type="paragraph" svg:width="5.302in" svg:height="3.6874in" draw:z-index="5"><draw:image xlink:href="Pictures/10000201000001FD00000162926328545146004C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6.5728in" svg:height="2.1043in" draw:z-index="0"><draw:image xlink:href="Pictures/1000020100000277000000CA4D4A5A7646B96B3F.png" xlink:type="simple" xlink:show="embed" xlink:actuate="onLoad" loext:mime-type="image/png"/></draw:frame></text:p>
      <text:p text:style-name="Standard"/>
      <text:p text:style-name="Standard"><draw:frame draw:style-name="fr1" draw:name="Image3" text:anchor-type="paragraph" svg:width="3.7083in" svg:height="1.5728in" draw:z-index="1"><draw:image xlink:href="Pictures/1000020100000164000000975DE6E17AC1F90E4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4.6043in" svg:height="1.5209in" draw:z-index="2"><draw:image xlink:href="Pictures/10000201000001BA000000926579460362242E1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5" text:anchor-type="paragraph" svg:width="3.9165in" svg:height="1.8646in" draw:z-index="3"><draw:image xlink:href="Pictures/1000020100000178000000B356CCA96B846E981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width="4.3752in" svg:height="1.5937in" draw:z-index="4"><draw:image xlink:href="Pictures/10000201000001A400000099F81B25792484A8D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20:18:09.851371035</meta:creation-date>
    <dc:date>2019-11-03T20:27:51.156027236</dc:date>
    <meta:editing-duration>PT9M45S</meta:editing-duration>
    <meta:editing-cycles>1</meta:editing-cycles>
    <meta:generator>LibreOffice/6.0.7.3$Linux_X86_64 LibreOffice_project/00m0$Build-3</meta:generator>
    <meta:document-statistic meta:table-count="0" meta:image-count="6" meta:object-count="0" meta:page-count="2" meta:paragraph-count="1" meta:word-count="2" meta:character-count="17" meta:non-whitespace-character-count="16"/>
  </office:meta>
</office:document-meta>
</file>